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2" style:family="paragraph" style:parent-style-name="Text_20_body" style:list-style-name="L1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3" style:family="paragraph" style:parent-style-name="Text_20_body" style:list-style-name="L2">
      <style:paragraph-properties fo:margin-left="0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4" style:family="paragraph" style:parent-style-name="Text_20_body" style:list-style-name="L3">
      <style:paragraph-properties fo:margin-left="0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5" style:family="paragraph" style:parent-style-name="Text_20_body">
      <style:paragraph-properties fo:margin-left="0cm" fo:margin-right="0cm" fo:margin-top="0.053cm" fo:margin-bottom="0.053cm" style:contextual-spacing="false" fo:line-height="140%" fo:text-indent="0cm" style:auto-text-indent="false"/>
      <style:text-properties fo:font-weight="bold"/>
    </style:style>
    <style:style style:name="P6" style:family="paragraph" style:parent-style-name="Standard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7" style:family="paragraph" style:parent-style-name="Text_20_body" style:list-style-name="L4">
      <style:paragraph-properties fo:margin-left="0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8" style:family="paragraph" style:parent-style-name="Text_20_body" style:list-style-name="L5">
      <style:paragraph-properties fo:margin-left="0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9" style:family="paragraph" style:parent-style-name="Text_20_body" style:list-style-name="L6">
      <style:paragraph-properties fo:margin-left="0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10" style:family="paragraph" style:parent-style-name="Text_20_body" style:list-style-name="L7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11" style:family="paragraph" style:parent-style-name="Text_20_body" style:list-style-name="L8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12" style:family="paragraph" style:parent-style-name="Text_20_body" style:list-style-name="L9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13" style:family="paragraph" style:parent-style-name="Text_20_body" style:list-style-name="L10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14" style:family="paragraph" style:parent-style-name="Text_20_body" style:list-style-name="L11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15" style:family="paragraph" style:parent-style-name="Text_20_body" style:list-style-name="L12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16" style:family="paragraph" style:parent-style-name="Text_20_body" style:list-style-name="L13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17" style:family="paragraph" style:parent-style-name="Text_20_body" style:list-style-name="L14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18" style:family="paragraph" style:parent-style-name="Text_20_body" style:list-style-name="L15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19" style:family="paragraph" style:parent-style-name="Text_20_body" style:list-style-name="L16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20" style:family="paragraph" style:parent-style-name="Text_20_body" style:list-style-name="L17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21" style:family="paragraph" style:parent-style-name="Text_20_body" style:list-style-name="L18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22" style:family="paragraph" style:parent-style-name="Text_20_body" style:list-style-name="L19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23" style:family="paragraph" style:parent-style-name="Text_20_body" style:list-style-name="L20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24" style:family="paragraph" style:parent-style-name="Text_20_body" style:list-style-name="L21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25" style:family="paragraph" style:parent-style-name="Text_20_body" style:list-style-name="L22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26" style:family="paragraph" style:parent-style-name="Text_20_body" style:list-style-name="L23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27" style:family="paragraph" style:parent-style-name="Text_20_body" style:list-style-name="L24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28" style:family="paragraph" style:parent-style-name="Text_20_body" style:list-style-name="L25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29" style:family="paragraph" style:parent-style-name="Heading_20_3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30" style:family="paragraph" style:parent-style-name="Text_20_body" style:list-style-name="L26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31" style:family="paragraph" style:parent-style-name="Text_20_body" style:list-style-name="L27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32" style:family="paragraph" style:parent-style-name="Text_20_body" style:list-style-name="L28">
      <style:paragraph-properties fo:margin-left="0.423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33" style:family="paragraph" style:parent-style-name="Text_20_body" style:list-style-name="L29">
      <style:paragraph-properties fo:margin-left="0.423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34" style:family="paragraph" style:parent-style-name="Text_20_body" style:list-style-name="L30">
      <style:paragraph-properties fo:margin-left="0.423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35" style:family="paragraph" style:parent-style-name="Text_20_body" style:list-style-name="L31">
      <style:paragraph-properties fo:margin-left="0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36" style:family="paragraph" style:parent-style-name="Heading_20_3">
      <style:paragraph-properties fo:margin-left="0cm" fo:margin-right="0cm" fo:margin-top="0.476cm" fo:margin-bottom="0.212cm" style:contextual-spacing="false" fo:line-height="125%" fo:text-indent="0cm" style:auto-text-indent="false"/>
      <style:text-properties fo:font-weight="bold"/>
    </style:style>
    <style:style style:name="P37" style:family="paragraph" style:parent-style-name="Text_20_body" style:list-style-name="L32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38" style:family="paragraph" style:parent-style-name="Text_20_body" style:list-style-name="L33">
      <style:paragraph-properties fo:margin-left="0.635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39" style:family="paragraph" style:parent-style-name="Text_20_body" style:list-style-name="L34">
      <style:paragraph-properties fo:margin-left="0.635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40" style:family="paragraph" style:parent-style-name="Text_20_body" style:list-style-name="L35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41" style:family="paragraph" style:parent-style-name="Text_20_body" style:list-style-name="L36">
      <style:paragraph-properties fo:margin-left="0.635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42" style:family="paragraph" style:parent-style-name="Text_20_body" style:list-style-name="L37">
      <style:paragraph-properties fo:margin-left="0.635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43" style:family="paragraph" style:parent-style-name="Text_20_body" style:list-style-name="L38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44" style:family="paragraph" style:parent-style-name="Text_20_body" style:list-style-name="L39">
      <style:paragraph-properties fo:margin-left="0.635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45" style:family="paragraph" style:parent-style-name="Text_20_body" style:list-style-name="L40">
      <style:paragraph-properties fo:margin-left="0.635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46" style:family="paragraph" style:parent-style-name="Text_20_body" style:list-style-name="L41">
      <style:paragraph-properties fo:margin-left="0.635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47" style:family="paragraph" style:parent-style-name="Text_20_body" style:list-style-name="L42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48" style:family="paragraph" style:parent-style-name="Text_20_body" style:list-style-name="L43">
      <style:paragraph-properties fo:margin-left="0.635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49" style:family="paragraph" style:parent-style-name="Text_20_body" style:list-style-name="L44">
      <style:paragraph-properties fo:margin-left="0.635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50" style:family="paragraph" style:parent-style-name="Text_20_body" style:list-style-name="L45">
      <style:paragraph-properties fo:margin-left="0.635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51" style:family="paragraph" style:parent-style-name="Text_20_body" style:list-style-name="L46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52" style:family="paragraph" style:parent-style-name="Text_20_body" style:list-style-name="L47">
      <style:paragraph-properties fo:margin-left="0.635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53" style:family="paragraph" style:parent-style-name="Text_20_body" style:list-style-name="L48">
      <style:paragraph-properties fo:margin-left="0.635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54" style:family="paragraph" style:parent-style-name="Text_20_body" style:list-style-name="L49">
      <style:paragraph-properties fo:margin-left="1.058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55" style:family="paragraph" style:parent-style-name="Text_20_body" style:list-style-name="L50">
      <style:paragraph-properties fo:margin-left="1.058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56" style:family="paragraph" style:parent-style-name="Text_20_body" style:list-style-name="L51">
      <style:paragraph-properties fo:margin-left="1.058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57" style:family="paragraph" style:parent-style-name="Text_20_body" style:list-style-name="L52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58" style:family="paragraph" style:parent-style-name="Text_20_body" style:list-style-name="L53">
      <style:paragraph-properties fo:margin-left="0.635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59" style:family="paragraph" style:parent-style-name="Text_20_body" style:list-style-name="L54">
      <style:paragraph-properties fo:margin-left="0.423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60" style:family="paragraph" style:parent-style-name="Text_20_body" style:list-style-name="L55">
      <style:paragraph-properties fo:margin-left="0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61" style:family="paragraph" style:parent-style-name="Text_20_body" style:list-style-name="L56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62" style:family="paragraph" style:parent-style-name="Text_20_body" style:list-style-name="L57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63" style:family="paragraph" style:parent-style-name="Text_20_body" style:list-style-name="L58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64" style:family="paragraph" style:parent-style-name="Text_20_body" style:list-style-name="L59">
      <style:paragraph-properties fo:margin-left="0.847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65" style:family="paragraph" style:parent-style-name="Text_20_body" style:list-style-name="L60">
      <style:paragraph-properties fo:margin-left="0.847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66" style:family="paragraph" style:parent-style-name="Text_20_body" style:list-style-name="L61">
      <style:paragraph-properties fo:margin-left="0.847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67" style:family="paragraph" style:parent-style-name="Text_20_body" style:list-style-name="L62">
      <style:paragraph-properties fo:margin-left="1.69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68" style:family="paragraph" style:parent-style-name="Text_20_body" style:list-style-name="L63">
      <style:paragraph-properties fo:margin-left="1.69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69" style:family="paragraph" style:parent-style-name="Text_20_body" style:list-style-name="L64">
      <style:paragraph-properties fo:margin-left="1.69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70" style:family="paragraph" style:parent-style-name="Text_20_body" style:list-style-name="L65">
      <style:paragraph-properties fo:margin-left="1.69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71" style:family="paragraph" style:parent-style-name="Text_20_body" style:list-style-name="L66">
      <style:paragraph-properties fo:margin-left="1.69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72" style:family="paragraph" style:parent-style-name="Text_20_body" style:list-style-name="L67">
      <style:paragraph-properties fo:margin-left="0.847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73" style:family="paragraph" style:parent-style-name="Text_20_body" style:list-style-name="L68">
      <style:paragraph-properties fo:margin-left="0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74" style:family="paragraph" style:parent-style-name="Text_20_body" style:list-style-name="L69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75" style:family="paragraph" style:parent-style-name="Text_20_body" style:list-style-name="L70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76" style:family="paragraph" style:parent-style-name="Text_20_body" style:list-style-name="L71">
      <style:paragraph-properties fo:margin-left="0.423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77" style:family="paragraph" style:parent-style-name="Text_20_body" style:list-style-name="L72">
      <style:paragraph-properties fo:margin-left="0.847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78" style:family="paragraph" style:parent-style-name="Text_20_body" style:list-style-name="L73">
      <style:paragraph-properties fo:margin-left="0.847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79" style:family="paragraph" style:parent-style-name="Text_20_body" style:list-style-name="L74">
      <style:paragraph-properties fo:margin-left="0.847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80" style:family="paragraph" style:parent-style-name="Text_20_body" style:list-style-name="L75">
      <style:paragraph-properties fo:margin-left="0.847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81" style:family="paragraph" style:parent-style-name="Text_20_body" style:list-style-name="L76">
      <style:paragraph-properties fo:margin-left="0.847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82" style:family="paragraph" style:parent-style-name="Text_20_body" style:list-style-name="L77">
      <style:paragraph-properties fo:margin-left="0cm" fo:margin-right="0cm" fo:margin-top="0.053cm" fo:margin-bottom="0.053cm" style:contextual-spacing="false" fo:line-height="140%" fo:text-indent="0cm" style:auto-text-indent="false" fo:padding="0cm" fo:border="none"/>
      <style:text-properties fo:font-weight="bold"/>
    </style:style>
    <style:style style:name="P83" style:family="paragraph" style:parent-style-name="Text_20_body" style:list-style-name="L78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84" style:family="paragraph" style:parent-style-name="Text_20_body" style:list-style-name="L79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</style:style>
    <style:style style:name="P85" style:family="paragraph" style:parent-style-name="Text_20_body" style:list-style-name="L80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</style:style>
    <style:style style:name="P86" style:family="paragraph" style:parent-style-name="Text_20_body" style:list-style-name="L81">
      <style:paragraph-properties fo:margin-left="0.423cm" fo:margin-right="0cm" fo:margin-top="0.053cm" fo:margin-bottom="0.053cm" style:contextual-spacing="false" fo:text-indent="0cm" style:auto-text-indent="false" fo:padding="0cm" fo:border="none"/>
    </style:style>
    <style:style style:name="P87" style:family="paragraph" style:parent-style-name="Text_20_body" style:list-style-name="L82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88" style:family="paragraph" style:parent-style-name="Text_20_body" style:list-style-name="L83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</style:style>
    <style:style style:name="P89" style:family="paragraph" style:parent-style-name="Text_20_body" style:list-style-name="L84">
      <style:paragraph-properties fo:margin-left="0.423cm" fo:margin-right="0cm" fo:margin-top="0.053cm" fo:margin-bottom="0.053cm" style:contextual-spacing="false" fo:text-indent="0cm" style:auto-text-indent="false" fo:padding="0cm" fo:border="none"/>
    </style:style>
    <style:style style:name="P90" style:family="paragraph" style:parent-style-name="Text_20_body" style:list-style-name="L85">
      <style:paragraph-properties fo:margin-left="0.423cm" fo:margin-right="0cm" fo:margin-top="0.053cm" fo:margin-bottom="0.053cm" style:contextual-spacing="false" fo:text-indent="0cm" style:auto-text-indent="false" fo:padding="0cm" fo:border="none"/>
    </style:style>
    <style:style style:name="P91" style:family="paragraph" style:parent-style-name="Text_20_body" style:list-style-name="L86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92" style:family="paragraph" style:parent-style-name="Text_20_body" style:list-style-name="L87">
      <style:paragraph-properties fo:margin-left="0.423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93" style:family="paragraph" style:parent-style-name="Text_20_body" style:list-style-name="L88">
      <style:paragraph-properties fo:margin-left="1.058cm" fo:margin-right="0cm" fo:margin-top="0.053cm" fo:margin-bottom="0.053cm" style:contextual-spacing="false" fo:line-height="140%" fo:text-indent="0cm" style:auto-text-indent="false" fo:padding="0cm" fo:border="none"/>
    </style:style>
    <style:style style:name="P94" style:family="paragraph" style:parent-style-name="Text_20_body" style:list-style-name="L89">
      <style:paragraph-properties fo:margin-left="1.058cm" fo:margin-right="0cm" fo:margin-top="0.053cm" fo:margin-bottom="0.053cm" style:contextual-spacing="false" fo:line-height="140%" fo:text-indent="0cm" style:auto-text-indent="false" fo:padding="0cm" fo:border="none"/>
    </style:style>
    <style:style style:name="P95" style:family="paragraph" style:parent-style-name="Text_20_body" style:list-style-name="L90">
      <style:paragraph-properties fo:margin-left="1.058cm" fo:margin-right="0cm" fo:margin-top="0.053cm" fo:margin-bottom="0.053cm" style:contextual-spacing="false" fo:line-height="140%" fo:text-indent="0cm" style:auto-text-indent="false" fo:padding="0cm" fo:border="none"/>
    </style:style>
    <style:style style:name="P96" style:family="paragraph" style:parent-style-name="Text_20_body" style:list-style-name="L91">
      <style:paragraph-properties fo:margin-left="1.058cm" fo:margin-right="0cm" fo:margin-top="0.053cm" fo:margin-bottom="0.053cm" style:contextual-spacing="false" fo:line-height="140%" fo:text-indent="0cm" style:auto-text-indent="false" fo:padding="0cm" fo:border="none"/>
    </style:style>
    <style:style style:name="P97" style:family="paragraph" style:parent-style-name="Text_20_body" style:list-style-name="L92">
      <style:paragraph-properties fo:margin-left="0.423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98" style:family="paragraph" style:parent-style-name="Text_20_body" style:list-style-name="L93">
      <style:paragraph-properties fo:margin-left="1.058cm" fo:margin-right="0cm" fo:margin-top="0.053cm" fo:margin-bottom="0.053cm" style:contextual-spacing="false" fo:line-height="140%" fo:text-indent="0cm" style:auto-text-indent="false" fo:padding="0cm" fo:border="none"/>
    </style:style>
    <style:style style:name="P99" style:family="paragraph" style:parent-style-name="Text_20_body" style:list-style-name="L94">
      <style:paragraph-properties fo:margin-left="1.058cm" fo:margin-right="0cm" fo:margin-top="0.053cm" fo:margin-bottom="0.053cm" style:contextual-spacing="false" fo:line-height="140%" fo:text-indent="0cm" style:auto-text-indent="false" fo:padding="0cm" fo:border="none"/>
    </style:style>
    <style:style style:name="P100" style:family="paragraph" style:parent-style-name="Text_20_body" style:list-style-name="L95">
      <style:paragraph-properties fo:margin-left="1.058cm" fo:margin-right="0cm" fo:margin-top="0.053cm" fo:margin-bottom="0.053cm" style:contextual-spacing="false" fo:line-height="140%" fo:text-indent="0cm" style:auto-text-indent="false" fo:padding="0cm" fo:border="none"/>
    </style:style>
    <style:style style:name="P101" style:family="paragraph" style:parent-style-name="Text_20_body" style:list-style-name="L96">
      <style:paragraph-properties fo:margin-left="0.423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102" style:family="paragraph" style:parent-style-name="Text_20_body" style:list-style-name="L97">
      <style:paragraph-properties fo:margin-left="1.058cm" fo:margin-right="0cm" fo:margin-top="0.053cm" fo:margin-bottom="0.053cm" style:contextual-spacing="false" fo:line-height="140%" fo:text-indent="0cm" style:auto-text-indent="false" fo:padding="0cm" fo:border="none"/>
    </style:style>
    <style:style style:name="P103" style:family="paragraph" style:parent-style-name="Text_20_body" style:list-style-name="L98">
      <style:paragraph-properties fo:margin-left="1.058cm" fo:margin-right="0cm" fo:margin-top="0.053cm" fo:margin-bottom="0.053cm" style:contextual-spacing="false" fo:line-height="140%" fo:text-indent="0cm" style:auto-text-indent="false" fo:padding="0cm" fo:border="none"/>
    </style:style>
    <style:style style:name="P104" style:family="paragraph" style:parent-style-name="Text_20_body" style:list-style-name="L99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105" style:family="paragraph" style:parent-style-name="Text_20_body" style:list-style-name="L100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</style:style>
    <style:style style:name="P106" style:family="paragraph" style:parent-style-name="Text_20_body" style:list-style-name="L101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</style:style>
    <style:style style:name="P107" style:family="paragraph" style:parent-style-name="Text_20_body" style:list-style-name="L102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</style:style>
    <style:style style:name="P108" style:family="paragraph" style:parent-style-name="Text_20_body" style:list-style-name="L103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109" style:family="paragraph" style:parent-style-name="Text_20_body" style:list-style-name="L104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</style:style>
    <style:style style:name="P110" style:family="paragraph" style:parent-style-name="Text_20_body" style:list-style-name="L105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</style:style>
    <style:style style:name="P111" style:family="paragraph" style:parent-style-name="Text_20_body" style:list-style-name="L106">
      <style:paragraph-properties fo:margin-left="1.058cm" fo:margin-right="0cm" fo:margin-top="0.053cm" fo:margin-bottom="0.053cm" style:contextual-spacing="false" fo:line-height="140%" fo:text-indent="0cm" style:auto-text-indent="false" fo:padding="0cm" fo:border="none"/>
    </style:style>
    <style:style style:name="P112" style:family="paragraph" style:parent-style-name="Text_20_body" style:list-style-name="L107">
      <style:paragraph-properties fo:margin-left="1.058cm" fo:margin-right="0cm" fo:margin-top="0.053cm" fo:margin-bottom="0.053cm" style:contextual-spacing="false" fo:line-height="140%" fo:text-indent="0cm" style:auto-text-indent="false" fo:padding="0cm" fo:border="none"/>
    </style:style>
    <style:style style:name="P113" style:family="paragraph" style:parent-style-name="Text_20_body" style:list-style-name="L108">
      <style:paragraph-properties fo:margin-left="0.423cm" fo:margin-right="0cm" fo:margin-top="0.053cm" fo:margin-bottom="0.053cm" style:contextual-spacing="false" fo:text-indent="0cm" style:auto-text-indent="false" fo:padding="0cm" fo:border="none"/>
    </style:style>
    <style:style style:name="P114" style:family="paragraph" style:parent-style-name="Text_20_body" style:list-style-name="L109">
      <style:paragraph-properties fo:margin-left="1.058cm" fo:margin-right="0cm" fo:margin-top="0.053cm" fo:margin-bottom="0.053cm" style:contextual-spacing="false" fo:line-height="140%" fo:text-indent="0cm" style:auto-text-indent="false" fo:padding="0cm" fo:border="none"/>
    </style:style>
    <style:style style:name="P115" style:family="paragraph" style:parent-style-name="Text_20_body" style:list-style-name="L110">
      <style:paragraph-properties fo:margin-left="0.423cm" fo:margin-right="0cm" fo:margin-top="0.053cm" fo:margin-bottom="0.053cm" style:contextual-spacing="false" fo:text-indent="0cm" style:auto-text-indent="false" fo:padding="0cm" fo:border="none"/>
    </style:style>
    <style:style style:name="P116" style:family="paragraph" style:parent-style-name="Text_20_body" style:list-style-name="L111">
      <style:paragraph-properties fo:margin-left="0.423cm" fo:margin-right="0cm" fo:margin-top="0.053cm" fo:margin-bottom="0.053cm" style:contextual-spacing="false" fo:line-height="140%" fo:text-indent="0cm" style:auto-text-indent="false" fo:padding="0cm" fo:border="none"/>
    </style:style>
    <style:style style:name="P117" style:family="paragraph" style:parent-style-name="Heading_20_2">
      <style:paragraph-properties fo:margin-left="0cm" fo:margin-right="0cm" fo:margin-top="0.529cm" fo:margin-bottom="0.265cm" style:contextual-spacing="false" fo:line-height="125%" fo:text-indent="0cm" style:auto-text-indent="false"/>
      <style:text-properties fo:font-weight="bold"/>
    </style:style>
    <style:style style:name="P118" style:family="paragraph" style:parent-style-name="Text_20_body" style:list-style-name="L112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119" style:family="paragraph" style:parent-style-name="Text_20_body" style:list-style-name="L113" style:master-page-name="">
      <loext:graphic-properties draw:fill="none"/>
      <style:paragraph-properties fo:margin-left="0cm" fo:margin-right="0cm" fo:margin-top="0.053cm" fo:margin-bottom="0.053cm" style:contextual-spacing="false" fo:line-height="115%" fo:text-indent="0cm" style:auto-text-indent="false" style:page-number="auto" fo:background-color="transparent" fo:padding="0cm" fo:border="none"/>
    </style:style>
    <style:style style:name="P120" style:family="paragraph" style:parent-style-name="Text_20_body" style:list-style-name="L114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121" style:family="paragraph" style:parent-style-name="Text_20_body" style:list-style-name="L115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T1" style:family="text">
      <style:text-properties fo:font-family="'Droid Sans Mono', monospace, monospace, Menlo, Monaco, 'Courier New', monospace" loext:padding="0cm" loext:border="none"/>
    </style:style>
    <style:style style:name="T2" style:family="text">
      <style:text-properties fo:color="#81a1c1" loext:opacity="100%" fo:font-family="'Droid Sans Mono', monospace, monospace, Menlo, Monaco, 'Courier New', monospace" fo:background-color="#0a0a0a" loext:char-shading-value="0" loext:padding="0cm" loext:border="none"/>
    </style:style>
    <style:style style:name="T3" style:family="text">
      <style:text-properties officeooo:rsid="0005c5ba"/>
    </style:style>
    <style:style style:name="T4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23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5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1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3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5">
      <text:list-level-style-number text:level="1" text:style-name="Numbering_20_Symbols" loext:num-list-format="%1%." style:num-suffix="." style:num-format="1">
        <style:list-level-properties text:space-before="-0.076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Для ручного снятия блокировки: python scripts/release_bot_lock.py.</text:p>
      <text:list text:style-name="L1">
        <text:list-item text:start-value="4">
          <text:p text:style-name="P2">После прод-деплоя выполнить docker compose -f docker-compose.prod.yml exec bot printenv TELEGRAM_BOT_TOKEN TELEGRAM_BOT_TOKEN_PROD — сверить, что загрузился новый токен (при необходимости пересобрать bot).</text:p>
        </text:list-item>
      </text:list>
      <text:p text:style-name="P1"/>
      <text:p text:style-name="P1"/>
      <text:p text:style-name="P1">Тесты можно запускать в контейнере командой:</text:p>
      <text:p text:style-name="P1">docker compose -f docker-compose.dev.yml exec web python -m pytest tests/unit/test_notification_template_service.py -v</text:p>
      <text:p text:style-name="P1"/>
      <text:p text:style-name="P1">Реализовал <text:span text:style-name="T1">ShiftNotificationService</text:span> (<text:span text:style-name="T2">shared/services/shift_notification_service.py</text:span>) и внедрил его в планирование, отмену, открытие и закрытие смен (<text:span text:style-name="T2">shared/services/schedule_service.py</text:span>, <text:span text:style-name="T2">shared/services/shift_cancellation_service.py</text:span>, <text:span text:style-name="T2">shared/services/shift_service.py</text:span>, <text:span text:style-name="T2">core/scheduler/shift_scheduler.py</text:span>, <text:span text:style-name="T2">apps/web/routes/employee.py</text:span>). Теперь владелец получает уведомления о действиях сотрудника, а сотрудник — о внешних отменах.</text:p>
      <text:list text:style-name="L2">
        <text:list-item>
          <text:p text:style-name="P3">Обновил напоминания: задача <text:span text:style-name="T1">create_shift_reminders</text:span> использует общий сервис и корректное окно 55–65 минут (<text:span text:style-name="T2">core/celery/tasks/reminder_tasks.py</text:span>).</text:p>
        </text:list-item>
      </text:list>
      <text:list text:style-name="L3">
        <text:list-item>
          <text:p text:style-name="P4">Переписал шаблоны и UI уведомлений для нового смысла <text:span text:style-name="T2">SHIFT_CONFIRMED</text:span> (<text:span text:style-name="T2">shared/templates/notifications/base_templates.py</text:span>, <text:span text:style-name="T2">apps/web/templates/shared/notifications.html</text:span>), поправил документацию и roadmap (<text:span text:style-name="T2">doc/NOTIFICATIONS.md</text:span>, <text:span text:style-name="T2">doc/vision_v1/shared/notifications.md</text:span>, <text:span text:style-name="T2">doc/plans/roadmap.md</text:span>), добавил миграцию переименования мета-записи (<text:span text:style-name="T2">migrations/versions/9f7190a2f7c4_rename_shift_confirmed_meta.py</text:span>).</text:p>
        </text:list-item>
      </text:list>
      <text:p text:style-name="P5">Тесты: <text:span text:style-name="T1">pytest</text:span> недоступен в окружении (<text:span text:style-name="T1">pytest tests/unit/test_notification_template_service.py</text:span> → команда не найдена).<text:line-break/></text:p>
      <text:p text:style-name="P6"/>
      <text:p text:style-name="P6">Я воспроизвёл проблему: shared-страница вызывалась вне <text:span text:style-name="T2">/owner/*</text:span>, поэтому middleware с функциями/меню не срабатывал, а шаблон получал «пустой» контекст и вёл себя как для гостя, из‑за чего POST ломался. Исправил в <text:span text:style-name="T2">apps/web/routes/shared_cancellations.py</text:span>:</text:p>
      <text:list text:style-name="L4">
        <text:list-item>
          <text:p text:style-name="P7">сохраняю <text:span text:style-name="T1">current_user</text:span> в <text:span text:style-name="T1">request.state</text:span>;</text:p>
        </text:list-item>
      </text:list>
      <text:list text:style-name="L5">
        <text:list-item>
          <text:p text:style-name="P8"><text:soft-page-break/>принудительно подгружаю <text:span text:style-name="T2">enabled_features</text:span> через <text:span text:style-name="T1">SystemFeaturesService</text:span> для владельца смены и передаю их в шаблон;</text:p>
        </text:list-item>
      </text:list>
      <text:list text:style-name="L6">
        <text:list-item>
          <text:p text:style-name="P9">добавляю <text:span text:style-name="T1">available_interfaces</text:span> (RoleBasedLoginService) и <text:span text:style-name="T1">new_applications_count</text:span> (owner/manager) в контекст.</text:p>
        </text:list-item>
      </text:list>
      <text:p text:style-name="P6"/>
      <text:p text:style-name="P6"/>
      <text:p text:style-name="P6">отово ✅ Первую задачу итерации 44 закрыл — собрал карту всех точек, где меняются статусы <text:span text:style-name="T2">Shift</text:span> / <text:span text:style-name="T2">ShiftSchedule</text:span>:</text:p>
      <text:list text:style-name="L7">
        <text:list-item>
          <text:p text:style-name="P10">Web (owner/manager/employee):</text:p>
        </text:list-item>
      </text:list>
      <text:list text:style-name="L8">
        <text:list-item>
          <text:p text:style-name="P11"><text:span text:style-name="T2">apps/web/routes/owner_shifts.py</text:span> и <text:span text:style-name="T2">apps/web/routes/shifts.py</text:span> — ручная отмена/закрытие; статус ставится напрямую.</text:p>
        </text:list-item>
      </text:list>
      <text:list text:style-name="L9">
        <text:list-item>
          <text:p text:style-name="P12"><text:span text:style-name="T2">apps/web/routes/cancellations.py</text:span> — текущие POST-эндпоинты для отмен (owner/manager) через <text:span text:style-name="T2">ShiftCancellationService</text:span>.</text:p>
        </text:list-item>
      </text:list>
      <text:list text:style-name="L10">
        <text:list-item>
          <text:p text:style-name="P13"><text:span text:style-name="T2">apps/web/routes/owner.py</text:span> (<text:span text:style-name="T1">owner_cancel_shift_legacy</text:span>) и куски в <text:span text:style-name="T1">manager.py</text:span> — дубли старой логики (без сервисов и без user_id-правил).</text:p>
        </text:list-item>
      </text:list>
      <text:list text:style-name="L11">
        <text:list-item>
          <text:p text:style-name="P14">Shared сервисы:</text:p>
        </text:list-item>
      </text:list>
      <text:list text:style-name="L12">
        <text:list-item>
          <text:p text:style-name="P15"><text:span text:style-name="T2">shared/services/shift_service.py</text:span> — открытие (active) и закрытие (completed) фактической смены; при закрытии обновляет <text:span text:style-name="T1">ShiftSchedule.status = "completed"</text:span>.</text:p>
        </text:list-item>
      </text:list>
      <text:list text:style-name="L13">
        <text:list-item>
          <text:p text:style-name="P16"><text:span text:style-name="T2">shared/services/shift_cancellation_service.py</text:span> — смена <text:span text:style-name="T1">ShiftSchedule.status</text:span> на <text:span text:style-name="T1">cancelled</text:span>, расчёт штрафов.</text:p>
        </text:list-item>
      </text:list>
      <text:list text:style-name="L14">
        <text:list-item>
          <text:p text:style-name="P17"><text:span text:style-name="T2">shared/services/schedule_service.py</text:span> — планирование (создаёт <text:span text:style-name="T2">ShiftSchedule</text:span> со статусом planned).</text:p>
        </text:list-item>
      </text:list>
      <text:list text:style-name="L15">
        <text:list-item>
          <text:p text:style-name="P18"><text:span text:style-name="T2">shared/services/calendar_filter_service.py</text:span> — не меняет статусы, но опирается на них в фильтрации.</text:p>
        </text:list-item>
      </text:list>
      <text:list text:style-name="L16">
        <text:list-item>
          <text:p text:style-name="P19">Бот:</text:p>
        </text:list-item>
      </text:list>
      <text:list text:style-name="L17">
        <text:list-item>
          <text:p text:style-name="P20"><text:span text:style-name="T2">apps/bot/services/shift_service.py</text:span> — фактическое закрытие (completed) для плановых смен, дублирует shared-логику.</text:p>
        </text:list-item>
      </text:list>
      <text:list text:style-name="L18">
        <text:list-item>
          <text:p text:style-name="P21"><text:span text:style-name="T2">apps/bot/handlers_div/shift_handlers.py</text:span> — вызовы сервисов при открытии/повторном запросе гео (статусы идут через shared service).</text:p>
        </text:list-item>
      </text:list>
      <text:list text:style-name="L19">
        <text:list-item>
          <text:p text:style-name="P22">Celery / Scheduler:</text:p>
        </text:list-item>
      </text:list>
      <text:list text:style-name="L20">
        <text:list-item>
          <text:p text:style-name="P23"><text:soft-page-break/><text:span text:style-name="T2">core/scheduler/shift_scheduler.py</text:span> — авто-закрытие (ставит <text:span text:style-name="T1">status='auto_closed'</text:span>, позже переводит в completed через ручной апдейт).</text:p>
        </text:list-item>
      </text:list>
      <text:list text:style-name="L21">
        <text:list-item>
          <text:p text:style-name="P24"><text:span text:style-name="T2">core/celery/tasks/shift_tasks.py</text:span> (по анализу SQL update) — обновление статусов при автозакрытии/автозапуске (логика через <text:span text:style-name="T1">update(Shift)</text:span>).</text:p>
        </text:list-item>
      </text:list>
      <text:list text:style-name="L22">
        <text:list-item>
          <text:p text:style-name="P25">Что заметно:</text:p>
        </text:list-item>
      </text:list>
      <text:list text:style-name="L23">
        <text:list-item>
          <text:p text:style-name="P26">Статусы изменяются множеством точек напрямую (без единого сервиса); часть legacy-роутов не использует <text:span text:style-name="T1">get_user_id_from_current_user</text:span>.</text:p>
        </text:list-item>
      </text:list>
      <text:list text:style-name="L24">
        <text:list-item>
          <text:p text:style-name="P27"><text:span text:style-name="T2">ShiftSchedule</text:span> практически нигде, кроме <text:span text:style-name="T2">shared/services/shift_service.py</text:span> и <text:span text:style-name="T1">shift_cancellation_service.py</text:span>, не переводится в <text:span text:style-name="T1">completed/cancelled</text:span>, отсюда риски несогласованности.</text:p>
        </text:list-item>
      </text:list>
      <text:list text:style-name="L25">
        <text:list-item>
          <text:p text:style-name="P28">Автозакрытие ставит промежуточный <text:span text:style-name="T1">auto_closed</text:span>, но нет единого журнала операций.</text:p>
        </text:list-item>
      </text:list>
      <text:p text:style-name="P1"/>
      <text:h text:style-name="P29" text:outline-level="3">Предлагаемая стратегия хранения медиа</text:h>
      <text:list text:style-name="L26">
        <text:list-item>
          <text:p text:style-name="P30">Общее правило: медиа должны жить отдельно от приложений и БД. Лучше сразу использовать объектное хранилище с версионированием и политиками доступа (S3-совместимое) — оно легко масштабируется и не зависит от локального диска контейнера.</text:p>
        </text:list-item>
      </text:list>
      <text:list text:style-name="L27">
        <text:list-item>
          <text:p text:style-name="P31">S3-совместимое хранилище:</text:p>
        </text:list-item>
      </text:list>
      <text:list text:style-name="L28">
        <text:list-item>
          <text:p text:style-name="P32">На dev можно поднять MinIO в Docker.</text:p>
        </text:list-item>
      </text:list>
      <text:list text:style-name="L29">
        <text:list-item>
          <text:p text:style-name="P33">На prod выбрать управляемое решение (Yandex Object Storage, AWS S3, Selectel, VK Cloud).</text:p>
        </text:list-item>
      </text:list>
      <text:list text:style-name="L30">
        <text:list-item>
          <text:p text:style-name="P34">Если доступ к внешним сервисам ограничен, рассмотреть self-hosted MinIO в выделенном контейнере/VM с резервным копированием.</text:p>
        </text:list-item>
      </text:list>
      <text:list text:style-name="L31">
        <text:list-item>
          <text:p text:style-name="P35">Структура ключей: <text:span text:style-name="T1">shift-cancellations/{owner_id}/{shift_id}/{uuid}.{ext}</text:span>. Добавляем метаданные (mime-type, дата загрузки, роль).</text:p>
        </text:list-item>
      </text:list>
      <text:h text:style-name="P36" text:outline-level="3">Архитектура сервиса загрузки медиа</text:h>
      <text:list text:style-name="L32">
        <text:list-item text:start-value="1">
          <text:p text:style-name="P37">Shared слой:</text:p>
        </text:list-item>
      </text:list>
      <text:list text:style-name="L33">
        <text:list-item>
          <text:p text:style-name="P38"><text:span text:style-name="T1">shared/services/media_storage_service.py</text:span> — умеет загружать/получать/удалять объекты. Интерфейс не зависит от конкретного провайдера.</text:p>
        </text:list-item>
      </text:list>
      <text:list text:style-name="L34">
        <text:list-item>
          <text:p text:style-name="P39"><text:span text:style-name="T2">shared/services/media_orchestrator.py</text:span> — уже используется задачами/инцидентами, <text:soft-page-break/>расширяем его методами <text:span text:style-name="T1">store_cancellation_proof</text:span>, <text:span text:style-name="T1">list_media</text:span>, <text:span text:style-name="T1">generate_presigned_url</text:span>.</text:p>
        </text:list-item>
      </text:list>
      <text:list text:style-name="L35">
        <text:list-item text:start-value="2">
          <text:p text:style-name="P40">Конфигурация:</text:p>
        </text:list-item>
      </text:list>
      <text:list text:style-name="L36">
        <text:list-item>
          <text:p text:style-name="P41">Новый блок в <text:span text:style-name="T2">.env</text:span> / settings: <text:span text:style-name="T1">MEDIA_STORAGE_PROVIDER</text:span>, <text:span text:style-name="T1">MEDIA_STORAGE_ENDPOINT</text:span>, <text:span text:style-name="T1">MEDIA_STORAGE_BUCKET</text:span>, <text:span text:style-name="T1">MEDIA_STORAGE_ACCESS_KEY</text:span>, <text:span text:style-name="T1">MEDIA_STORAGE_SECRET_KEY</text:span>, <text:span text:style-name="T1">MEDIA_STORAGE_REGION</text:span>, <text:span text:style-name="T1">MEDIA_STORAGE_PUBLIC_BASE_URL</text:span>.</text:p>
        </text:list-item>
      </text:list>
      <text:list text:style-name="L37">
        <text:list-item>
          <text:p text:style-name="P42">Разные значения для dev/prod (dev → локальный MinIO, prod → управляемый S3).</text:p>
        </text:list-item>
      </text:list>
      <text:list text:style-name="L38">
        <text:list-item text:start-value="3">
          <text:p text:style-name="P43">Безопасность и доступ:</text:p>
        </text:list-item>
      </text:list>
      <text:list text:style-name="L39">
        <text:list-item>
          <text:p text:style-name="P44">Хранить только приватные объекты, выдавать подписанные ссылки (presigned URLs) на ограниченное время.</text:p>
        </text:list-item>
      </text:list>
      <text:list text:style-name="L40">
        <text:list-item>
          <text:p text:style-name="P45">Валидировать тип/размер файлов в бэкенде (например, только изображения/pdf до 10 MB).</text:p>
        </text:list-item>
      </text:list>
      <text:list text:style-name="L41">
        <text:list-item>
          <text:p text:style-name="P46">Логи аудита: кто загрузил, какая смена, IP.</text:p>
        </text:list-item>
      </text:list>
      <text:list text:style-name="L42">
        <text:list-item text:start-value="4">
          <text:p text:style-name="P47">Интеграция:</text:p>
        </text:list-item>
      </text:list>
      <text:list text:style-name="L43">
        <text:list-item>
          <text:p text:style-name="P48">Shared-страница отмен (новый роут, например, <text:span text:style-name="T1">apps/web/routes/shared/cancellations.py</text:span>) использует Media Orchestrator для загрузки/отображения подтверждений.</text:p>
        </text:list-item>
      </text:list>
      <text:list text:style-name="L44">
        <text:list-item>
          <text:p text:style-name="P49">Обновить модели: <text:span text:style-name="T1">ShiftCancellation</text:span> добавить ссылку/JSON на медиа.</text:p>
        </text:list-item>
      </text:list>
      <text:list text:style-name="L45">
        <text:list-item>
          <text:p text:style-name="P50">API для удалённого просмотра в карточках смен (owner/manager).</text:p>
        </text:list-item>
      </text:list>
      <text:list text:style-name="L46">
        <text:list-item text:start-value="5">
          <text:p text:style-name="P51">Масштабирование:</text:p>
        </text:list-item>
      </text:list>
      <text:list text:style-name="L47">
        <text:list-item>
          <text:p text:style-name="P52">S3 позволяет отделить хранение от compute.</text:p>
        </text:list-item>
      </text:list>
      <text:list text:style-name="L48">
        <text:list-item>
          <text:p text:style-name="P53">В будущем можно:</text:p>
        </text:list-item>
      </text:list>
      <text:list text:style-name="L49">
        <text:list-item>
          <text:p text:style-name="P54">Вынести загрузку медиа в отдельный сервис (FastAPI + background workers).</text:p>
        </text:list-item>
      </text:list>
      <text:list text:style-name="L50">
        <text:list-item>
          <text:p text:style-name="P55">Ставить CDN перед бакетом.</text:p>
        </text:list-item>
      </text:list>
      <text:list text:style-name="L51">
        <text:list-item>
          <text:p text:style-name="P56">Настроить lifecycle-политику (архивация старых медиа).</text:p>
        </text:list-item>
      </text:list>
      <text:list text:style-name="L52">
        <text:list-item text:start-value="6">
          <text:p text:style-name="P57">Резервирование и мониторинг:</text:p>
        </text:list-item>
      </text:list>
      <text:list text:style-name="L53">
        <text:list-item>
          <text:p text:style-name="P58">Регулярные бэкапы бакета или cross-region replication.</text:p>
        </text:list-item>
      </text:list>
      <text:list text:style-name="L54">
        <text:list-item>
          <text:p text:style-name="P59">Логи/метрики: количество объектов, объём, проценты заполнения.</text:p>
        </text:list-item>
      </text:list>
      <text:p text:style-name="P6"/>
      <text:p text:style-name="P6"/>
      <text:p text:style-name="P6">Алгоритм фильтрации календаря сейчас такой:</text:p>
      <text:list text:style-name="L55">
        <text:list-item>
          <text:p text:style-name="P60"><text:span text:style-name="T2">get_calendar_data()</text:span> на вход получает период и роль пользователя, дальше:</text:p>
        </text:list-item>
      </text:list>
      <text:list text:style-name="L56">
        <text:list-item>
          <text:p text:style-name="P61">через <text:span text:style-name="T1">ObjectAccessService</text:span> берём список объектов, доступных этому пользователю, и срезаем <text:span text:style-name="T2">object_filter</text:span> по этому списку;</text:p>
        </text:list-item>
      </text:list>
      <text:list text:style-name="L57">
        <text:list-item>
          <text:p text:style-name="P62"><text:soft-page-break/><text:span text:style-name="T1">_get_timeslots()</text:span> делает SQL <text:span text:style-name="T1">SELECT</text:span> по таблице <text:span text:style-name="T1">time_slots</text:span> (условия: <text:span text:style-name="T1">object_id IN (…)</text:span>, <text:span text:style-name="T1">slot_date BETWEEN start/end</text:span>, <text:span text:style-name="T1">is_active = true</text:span>). Каждый найденный слот превращаем в <text:span text:style-name="T1">CalendarTimeslot</text:span>.</text:p>
        </text:list-item>
      </text:list>
      <text:list text:style-name="L58">
        <text:list-item>
          <text:p text:style-name="P63"><text:span text:style-name="T1">_get_shifts()</text:span> собирает:</text:p>
        </text:list-item>
      </text:list>
      <text:list text:style-name="L59">
        <text:list-item>
          <text:p text:style-name="P64">фактические смены (<text:span text:style-name="T1">_get_actual_shifts</text:span>): <text:span text:style-name="T1">SELECT shift</text:span> с <text:span text:style-name="T1">status IN ('active','completed')</text:span>, старт в диапазоне → <text:span text:style-name="T1">CalendarShift</text:span> c типом ACTIVE/COMPLETED;</text:p>
        </text:list-item>
      </text:list>
      <text:list text:style-name="L60">
        <text:list-item>
          <text:p text:style-name="P65">список <text:span text:style-name="T1">schedule_id</text:span> у найденных фактических смен;</text:p>
        </text:list-item>
      </text:list>
      <text:list text:style-name="L61">
        <text:list-item>
          <text:p text:style-name="P66">запланированные смены (<text:span text:style-name="T1">_get_planned_shifts</text:span>):</text:p>
        </text:list-item>
      </text:list>
      <text:p text:style-name="P5"><text:span text:style-name="T1">SELECT shift_schedule</text:span> с условиями:</text:p>
      <text:list text:style-name="L62">
        <text:list-item>
          <text:p text:style-name="P67"><text:span text:style-name="T2">object_id IN (…)</text:span>;</text:p>
        </text:list-item>
      </text:list>
      <text:list text:style-name="L63">
        <text:list-item>
          <text:p text:style-name="P68"><text:span text:style-name="T2">planned_start</text:span> в диапазоне;</text:p>
        </text:list-item>
      </text:list>
      <text:list text:style-name="L64">
        <text:list-item>
          <text:p text:style-name="P69"><text:span text:style-name="T1">status IN ('planned','confirmed')</text:span>;</text:p>
        </text:list-item>
      </text:list>
      <text:list text:style-name="L65">
        <text:list-item>
          <text:p text:style-name="P70"><text:span text:style-name="T1">actual_shift_id IS NULL</text:span>;</text:p>
        </text:list-item>
      </text:list>
      <text:list text:style-name="L66">
        <text:list-item>
          <text:p text:style-name="P71"><text:span text:style-name="T1">id NOT IN exclude_schedule_ids</text:span>.</text:p>
        </text:list-item>
      </text:list>
      <text:p text:style-name="P5">Дополнительно отсекаются schedule, для которых уже создан <text:span text:style-name="T2">Shift</text:span> c <text:span text:style-name="T1">is_planned = true</text:span>.Преобразуются в <text:span text:style-name="T2">CalendarShift</text:span> типа PLANNED.</text:p>
      <text:list text:style-name="L67">
        <text:list-item>
          <text:p text:style-name="P72"><text:span text:style-name="T1">shifts = actual_shifts + planned_shifts</text:span>.</text:p>
        </text:list-item>
      </text:list>
      <text:list text:style-name="L68">
        <text:list-item>
          <text:p text:style-name="P73"><text:span text:style-name="T1">_update_timeslot_statuses(timeslots, shifts, accessible_objects)</text:span>:</text:p>
        </text:list-item>
      </text:list>
      <text:list text:style-name="L69">
        <text:list-item>
          <text:p text:style-name="P74">группируем <text:span text:style-name="T1">direct_shifts</text:span> по <text:span text:style-name="T1">time_slot_id</text:span>;</text:p>
        </text:list-item>
      </text:list>
      <text:list text:style-name="L70">
        <text:list-item>
          <text:p text:style-name="P75">строим <text:span text:style-name="T1">fallback_shifts_by_object</text:span>: смены без <text:span text:style-name="T2">time_slot_id</text:span>, но с <text:span text:style-name="T1">object_id</text:span>.</text:p>
        </text:list-item>
      </text:list>
      <text:list text:style-name="L71">
        <text:list-item>
          <text:p text:style-name="P76">Для каждого тайм-слота:</text:p>
        </text:list-item>
      </text:list>
      <text:list text:style-name="L72">
        <text:list-item>
          <text:p text:style-name="P77">вычисляем начало/конец в локальном TZ;</text:p>
        </text:list-item>
      </text:list>
      <text:list text:style-name="L73">
        <text:list-item>
          <text:p text:style-name="P78">берём <text:span text:style-name="T2">direct_shifts</text:span> + <text:span text:style-name="T1">fallback_candidates</text:span> (у fallback оставляем только те, у которых <text:span text:style-name="T1">status</text:span> в {planned, confirmed, active, completed} и старт в ту же дату);</text:p>
        </text:list-item>
      </text:list>
      <text:list text:style-name="L74">
        <text:list-item>
          <text:p text:style-name="P79">функция <text:span text:style-name="T1">register_interval</text:span> рассчитывает пересечение с тайм-слотом и собирает интервалы (для direct <text:span text:style-name="T1">include_in_details=True</text:span>, fallback — false);</text:p>
        </text:list-item>
      </text:list>
      <text:list text:style-name="L75">
        <text:list-item>
          <text:p text:style-name="P80">суммируем занятые минуты → <text:span text:style-name="T1">occupied_minutes</text:span>, <text:span text:style-name="T1">free_minutes</text:span>, <text:span text:style-name="T1">occupancy_ratio</text:span>, <text:span text:style-name="T1">current_employees</text:span>;</text:p>
        </text:list-item>
      </text:list>
      <text:list text:style-name="L76">
        <text:list-item>
          <text:p text:style-name="P81"><text:soft-page-break/>если <text:span text:style-name="T2">free_minutes</text:span> ≈ 0 → <text:span text:style-name="T1">status = FULLY_FILLED</text:span>, если <text:span text:style-name="T1">occupied_minutes &gt; 0</text:span> → <text:span text:style-name="T1">PARTIALLY_FILLED</text:span>, иначе <text:span text:style-name="T2">AVAILABLE</text:span>; для слотов в прошлом свободные слоты скрываются (<text:span text:style-name="T1">HIDDEN</text:span>) и planned-шаблоны получают “Не состоялась”.</text:p>
        </text:list-item>
      </text:list>
      <text:list text:style-name="L77">
        <text:list-item>
          <text:p text:style-name="P82">На выход возвращается <text:span text:style-name="T1">CalendarData</text:span> (слоты + смены).</text:p>
        </text:list-item>
      </text:list>
      <text:p text:style-name="P1"/>
      <text:p text:style-name="P1"/>
      <text:p text:style-name="P1">документируй изменения согласно @DOCUMENTATION_RULES.md , отмечай прогресс в @roadmap.md , делай пуш и деплой</text:p>
      <text:p text:style-name="P1"/>
      <text:p text:style-name="P1"><text:span text:style-name="T3">1</text:span>. на странице редактирования инцидента /owner/incidents/7/edit и создания инцидента /owner/incidents/create владельцем внедрить логику блокировки выбора сотрудника, пока не выбран объект и показывать всех сотрудников (с активным и оасторгнутым договором)</text:p>
      <text:p text:style-name="P1"><text:span text:style-name="T3">2.</text:span> порядок отображения Сотрудников в дропдаун: сортировка по фамилии, сначала сотрудники с активными договорами, затем надпись жирным курсивом "Бывшие" и курсивом список сотрудников с расторгнутыми договорами. - применить такой порядок и для владельца и для управляющего</text:p>
      <text:p text:style-name="P1"><text:span text:style-name="T3">3. </text:span>проверить логику смены ответственного сотрудника в инциденте у владельца: бывшему сотруднику должна начислять доплата, с нового удерживаться сумма ущерба. даты - по аналогии с таким же действием у управляющего</text:p>
      <text:p text:style-name="P1"><text:span text:style-name="T3">4. </text:span>такую схему выборки сотрудников работающие + уволенные потребуется внедрить на некоторые другие страницы и для других ролей, поэтому нужно сделать общий сервис, который на входе получает объект, а на выходе отдает список сотрудников в формате действующие, затем строчка "Бывшие", затем список бывших сотрудников</text:p>
      <text:p text:style-name="P1"><text:span text:style-name="T3">5. нужно </text:span>сразу внедрить этот сервис в список сотрудников на страницу /owner/payroll/adjustments</text:p>
      <text:h text:style-name="P36" text:outline-level="3">1. Производительность календаря (API/JS)</text:h>
      <text:list text:style-name="L78">
        <text:list-item>
          <text:p text:style-name="P83">Наблюдения</text:p>
        </text:list-item>
      </text:list>
      <text:list text:style-name="L79">
        <text:list-item>
          <text:p text:style-name="P84"><text:span text:style-name="T2">CalendarFilterService</text:span> для каждого окна заново тянет тайм‑слоты и смены, потом детально пересчитывает занятость (поиск пересечений, формирование сводок). На длинных диапазонах (4 месяца) это сотни тайм-слотов × десятки смен; на менеджере/владельце всё грузится одной пачкой.</text:p>
        </text:list-item>
      </text:list>
      <text:list text:style-name="L80">
        <text:list-item>
          <text:p text:style-name="P85"><text:span text:style-name="T1">universal_calendar.js</text:span> всегда запрашивает диапазон в четыре месяца и хранит весь ответ в <text:span text:style-name="T1">window.calendarData</text:span>, даже если пользователь листает помесячно. JS-часть перерисовывает весь DOM без виртуализации.</text:p>
        </text:list-item>
      </text:list>
      <text:list text:style-name="L81">
        <text:list-item>
          <text:p text:style-name="P86"><text:soft-page-break/>В API ответ включается полная информация о сменах и тайм-слотах; повторяющиеся структуры (объекты, сотрудники) дублируются в каждом элементе.</text:p>
        </text:list-item>
      </text:list>
      <text:list text:style-name="L82">
        <text:list-item>
          <text:p text:style-name="P87">Метрики (что собрать)</text:p>
        </text:list-item>
      </text:list>
      <text:list text:style-name="L83">
        <text:list-item>
          <text:p text:style-name="P88">Тайминги <text:span text:style-name="T1">owner/calendar/api/data</text:span>, <text:span text:style-name="T1">manager/calendar/api/data</text:span>, <text:span text:style-name="T1">employee/api/calendar/data</text:span> (p95/p99, объём ответов).</text:p>
        </text:list-item>
      </text:list>
      <text:list text:style-name="L84">
        <text:list-item>
          <text:p text:style-name="P89">Количество тайм-слотов/смен в диапазоне (ведёт к квадратной обработке в JS).</text:p>
        </text:list-item>
      </text:list>
      <text:list text:style-name="L85">
        <text:list-item>
          <text:p text:style-name="P90">Замеры JS-профиля при открытии страницы (CPU на рендер, Full GC, количество узлов DOM).</text:p>
        </text:list-item>
      </text:list>
      <text:list text:style-name="L86">
        <text:list-item>
          <text:p text:style-name="P91">Предложения</text:p>
        </text:list-item>
      </text:list>
      <text:list text:style-name="L87">
        <text:list-item text:start-value="1">
          <text:p text:style-name="P92">Сервер</text:p>
        </text:list-item>
      </text:list>
      <text:list text:style-name="L88">
        <text:list-item>
          <text:p text:style-name="P93">Поддержка «дельта»-обновлений: вместо 4‑месячного окна возвращать месяц + 1 месяц в запас (с параметрами <text:span text:style-name="T1">range=month</text:span> и <text:span text:style-name="T1">cursor=YYYY-MM</text:span>), при листании — дозапрашивать соседний месяц и кешировать на клиенте.</text:p>
        </text:list-item>
      </text:list>
      <text:list text:style-name="L89">
        <text:list-item>
          <text:p text:style-name="P94">Добавить легковесный режим для сотрудников: отдавать только их смены / тайм-слоты без полных <text:span text:style-name="T1">objects_map</text:span>, т.к. доступных объектов мало.</text:p>
        </text:list-item>
      </text:list>
      <text:list text:style-name="L90">
        <text:list-item>
          <text:p text:style-name="P95">Сохранение предвычисленных интервалов: при подготовке тайм-слота сразу возвращать <text:span text:style-name="T1">availability</text:span> (массив свободных участков) и <text:span text:style-name="T1">planned_employees</text:span>, чтобы фронт не прорисовывал всё с нуля.</text:p>
        </text:list-item>
      </text:list>
      <text:list text:style-name="L91">
        <text:list-item>
          <text:p text:style-name="P96">В <text:span text:style-name="T2">CalendarFilterService</text:span> вынести расчёт пересечений в отдельный сервис с memoization и использовать <text:span text:style-name="T1">itertools.accumulate</text:span>/<text:span text:style-name="T1">bisect</text:span> (сейчас создаём список событий и сортируем — O(n log n) на каждый тайм‑слот). Для «плавающих» смен можно готовить индекс <text:span text:style-name="T1">object_id → day → смены</text:span>, чтобы не фильтровать заново.</text:p>
        </text:list-item>
      </text:list>
      <text:list text:style-name="L92">
        <text:list-item text:start-value="2">
          <text:p text:style-name="P97">Клиент</text:p>
        </text:list-item>
      </text:list>
      <text:list text:style-name="L93">
        <text:list-item>
          <text:p text:style-name="P98">Перевести <text:span text:style-name="T1">UniversalCalendarManager</text:span> на ленивую загрузку: хранить данные по месяцам и при переходе — перерисовывать только видимый месяц (можно reuse DOM + кэш шаблонов).</text:p>
        </text:list-item>
      </text:list>
      <text:list text:style-name="L94">
        <text:list-item>
          <text:p text:style-name="P99">Удалить глобальный <text:span text:style-name="T2">window.calendarData</text:span>; возвращать структуру <text:span text:style-name="T1">{months: {2025-11: {...}}}</text:span> и внутри хранить по ключам <text:span text:style-name="T1">timeslotsByDay</text:span>, <text:span text:style-name="T1">shiftsByDay</text:span>, чтобы поиск (клик, hover) делался за O(1).</text:p>
        </text:list-item>
      </text:list>
      <text:list text:style-name="L95">
        <text:list-item>
          <text:p text:style-name="P100">Ограничить повторные рендеры: сейчас при каждом <text:span text:style-name="T2">refresh</text:span> мы перерисовываем весь календарь и модалки; можно сравнивать хэши данных и обновлять только изменённые карточки через <text:span text:style-name="T1">dataset</text:span>.</text:p>
        </text:list-item>
      </text:list>
      <text:list text:style-name="L96">
        <text:list-item text:start-value="3">
          <text:p text:style-name="P101">Техдолг</text:p>
        </text:list-item>
      </text:list>
      <text:list text:style-name="L97">
        <text:list-item>
          <text:p text:style-name="P102"><text:soft-page-break/>Внедрить профилирование (FastAPI middleware для таймингов, <text:span text:style-name="T1">performance.mark</text:span> на фронте), отдельный дашборд в Grafana с p95 API + размеры ответов.</text:p>
        </text:list-item>
      </text:list>
      <text:list text:style-name="L98">
        <text:list-item>
          <text:p text:style-name="P103">Наладить кеширование JSON-ответов для сотрудников (аналог owner/manager) с TTL + инвалидацией по <text:span text:style-name="T1">calendar_shifts:*</text:span>.</text:p>
        </text:list-item>
      </text:list>
      <text:h text:style-name="P36" text:outline-level="3">2. Документация (обновление calendar/plan)</text:h>
      <text:list text:style-name="L99">
        <text:list-item>
          <text:p text:style-name="P104">Текущее состояние</text:p>
        </text:list-item>
      </text:list>
      <text:list text:style-name="L100">
        <text:list-item>
          <text:p text:style-name="P105">Основные изменения 43-ей итерации задокументированы точечно (roles/employee.md, shared/calendar.md), но нет единого описания новой модели свободного времени и общего планировщика в <text:span text:style-name="T1">vision_v1/shared/calendar.md</text:span>.</text:p>
        </text:list-item>
      </text:list>
      <text:list text:style-name="L101">
        <text:list-item>
          <text:p text:style-name="P106">В <text:span text:style-name="T1">DOCUMENTATION_RULES.md</text:span> нет схемы «что делать после обновления календаря» (мы добавили это в <text:span text:style-name="T2">.cursor/rules/brainrules.mdc</text:span>, но не в официальные доки).</text:p>
        </text:list-item>
      </text:list>
      <text:list text:style-name="L102">
        <text:list-item>
          <text:p text:style-name="P107">В <text:span text:style-name="T1">owner/manager</text:span> разделах (<text:span text:style-name="T1">vision_v1/roles/*.md</text:span>) всё ещё упоминаются старые драгдроп панели/«старый» планировщик.</text:p>
        </text:list-item>
      </text:list>
      <text:list text:style-name="L103">
        <text:list-item>
          <text:p text:style-name="P108">Предложения</text:p>
        </text:list-item>
      </text:list>
      <text:list text:style-name="L104">
        <text:list-item text:start-value="1">
          <text:p text:style-name="P109"><text:span text:style-name="T4">Единый раздел</text:span> в <text:span text:style-name="T2">doc/vision_v1/shared/calendar.md</text:span>: описать pipeline (API → <text:span text:style-name="T2">CalendarFilterService</text:span> → <text:span text:style-name="T1">plan_shift_modal.js</text:span>/<text:span text:style-name="T1">plan_shift.js</text:span>), статусные бейджи, структуру ответа и требования к кэшу.</text:p>
        </text:list-item>
      </text:list>
      <text:list text:style-name="L105">
        <text:list-item text:start-value="2">
          <text:p text:style-name="P110"><text:span text:style-name="T4">Role docs</text:span> (<text:span text:style-name="T1">vision_v1/roles/owner.md</text:span>, <text:span text:style-name="T1">manager.md</text:span>, <text:span text:style-name="T1">employee.md</text:span>):</text:p>
        </text:list-item>
      </text:list>
      <text:list text:style-name="L106">
        <text:list-item>
          <text:p text:style-name="P111">Обновить секции «Календарь», «Планирование смен» (убрать упоминания про drag&amp;drop, добавить про tabs, <text:span text:style-name="T1">return_to</text:span>, предзаполнение).</text:p>
        </text:list-item>
      </text:list>
      <text:list text:style-name="L107">
        <text:list-item>
          <text:p text:style-name="P112">Сконцентрировать внимание на поведении <text:span text:style-name="T1">PlanShiftModal</text:span> (табы, единый трек, ограничения по сотрудникам).</text:p>
        </text:list-item>
      </text:list>
      <text:list text:style-name="L108">
        <text:list-item text:start-value="3">
          <text:p text:style-name="P113"><text:span text:style-name="T4">Технические инструкции</text:span>:</text:p>
        </text:list-item>
      </text:list>
      <text:list text:style-name="L109">
        <text:list-item>
          <text:p text:style-name="P114">В <text:span text:style-name="T2">doc/DOCUMENTATION_RULES.md</text:span> описать workflow после правок календаря (перечислить файлы doc/vision_v1/, необходимость переиндексации Project Brain, обновление roadmap).</text:p>
        </text:list-item>
      </text:list>
      <text:list text:style-name="L110">
        <text:list-item text:start-value="4">
          <text:p text:style-name="P115"><text:span text:style-name="T4">Roadmap</text:span>: дополнить раздел «Доп. задачи Iteration 43» итогами оптимизации (после внедрения) + отразить в DoD новые критерии (например, p95 API ≤ N ms, JS-рендер &lt; M ms).</text:p>
        </text:list-item>
      </text:list>
      <text:list text:style-name="L111">
        <text:list-item text:start-value="5">
          <text:p text:style-name="P116"><text:soft-page-break/><text:span text:style-name="T4">Автоматизация</text:span>: добавить в <text:span text:style-name="T1">/backend/api/routes/index.py</text:span> задачу на автоиндексацию после <text:span text:style-name="T1">git push</text:span> (опционально webhook/CI), чтобы правило из <text:span text:style-name="T2">.cursor/rules/brainrules.mdc</text:span> выполнялось автоматически.</text:p>
        </text:list-item>
      </text:list>
      <text:h text:style-name="P117" text:outline-level="2">Следующие шаги</text:h>
      <text:list text:style-name="L112">
        <text:list-item text:start-value="1">
          <text:p text:style-name="P118">Собрать метрики: через Prometheus и Chrome DevTools отметить текущие аномалии (размеры ответов, время до интерактивности).</text:p>
        </text:list-item>
      </text:list>
      <text:list text:style-name="L113">
        <text:list-item text:start-value="2">
          <text:p text:style-name="P119">Сформировать план изменений (сервер/клиент) — возможно, разбить на подзадачи 43‑й итерации или вынести в новую.</text:p>
        </text:list-item>
      </text:list>
      <text:list text:style-name="L114">
        <text:list-item text:start-value="3">
          <text:p text:style-name="P120">После оптимизации — обновить документацию по предложенной структуре и закрыть соответствующий подпункт в roadmap.</text:p>
        </text:list-item>
      </text:list>
      <text:list text:style-name="L115">
        <text:list-item>
          <text:p text:style-name="P121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12:22:01.382801546</meta:creation-date>
    <meta:editing-duration>P9DT18H15M47S</meta:editing-duration>
    <meta:editing-cycles>2</meta:editing-cycles>
    <meta:generator>LibreOffice/25.8.2.2$Linux_X86_64 LibreOffice_project/580$Build-2</meta:generator>
    <dc:date>2025-11-29T06:47:57.762666227</dc:date>
    <meta:document-statistic meta:table-count="0" meta:image-count="0" meta:object-count="0" meta:page-count="9" meta:paragraph-count="136" meta:word-count="1632" meta:character-count="13974" meta:non-whitespace-character-count="12569"/>
  </office:meta>
</office:document-meta>
</file>